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6836" officeooo:paragraph-rsid="00126836"/>
    </style:style>
    <style:style style:name="P2" style:family="paragraph" style:parent-style-name="Standard">
      <style:text-properties fo:font-weight="bold" officeooo:rsid="00189a17" officeooo:paragraph-rsid="00189a17" style:font-weight-asian="bold" style:font-weight-complex="bold"/>
    </style:style>
    <style:style style:name="P3" style:family="paragraph" style:parent-style-name="Standard">
      <style:text-properties fo:font-weight="bold" officeooo:rsid="00193673" officeooo:paragraph-rsid="00193673" style:font-weight-asian="bold" style:font-weight-complex="bold"/>
    </style:style>
    <style:style style:name="P4" style:family="paragraph" style:parent-style-name="Standard">
      <style:text-properties fo:font-weight="normal" officeooo:rsid="00152c48" officeooo:paragraph-rsid="00152c48" style:font-weight-asian="normal" style:font-weight-complex="normal"/>
    </style:style>
    <style:style style:name="P5" style:family="paragraph" style:parent-style-name="Standard">
      <style:text-properties fo:font-weight="normal" officeooo:rsid="00132f7f" officeooo:paragraph-rsid="00132f7f" style:font-weight-asian="normal" style:font-weight-complex="normal"/>
    </style:style>
    <style:style style:name="P6" style:family="paragraph" style:parent-style-name="Standard">
      <style:text-properties fo:font-weight="normal" officeooo:rsid="0020e836" officeooo:paragraph-rsid="0020e836" style:font-weight-asian="normal" style:font-weight-complex="normal"/>
    </style:style>
    <style:style style:name="P7" style:family="paragraph" style:parent-style-name="Standard">
      <style:text-properties fo:font-weight="normal" officeooo:rsid="0022545b" officeooo:paragraph-rsid="0022545b" style:font-weight-asian="normal" style:font-weight-complex="normal"/>
    </style:style>
    <style:style style:name="P8" style:family="paragraph" style:parent-style-name="Standard">
      <style:text-properties fo:font-weight="normal" officeooo:rsid="002c84e2" officeooo:paragraph-rsid="002c84e2" style:font-weight-asian="normal" style:font-weight-complex="normal"/>
    </style:style>
    <style:style style:name="P9" style:family="paragraph" style:parent-style-name="Standard">
      <style:text-properties fo:font-weight="normal" officeooo:rsid="002dc4d9" officeooo:paragraph-rsid="002dc4d9" style:font-weight-asian="normal" style:font-weight-complex="normal"/>
    </style:style>
    <style:style style:name="P10" style:family="paragraph" style:parent-style-name="Standard">
      <style:text-properties fo:font-weight="normal" officeooo:rsid="002f28ad" officeooo:paragraph-rsid="002f28ad" style:font-weight-asian="normal" style:font-weight-complex="normal"/>
    </style:style>
    <style:style style:name="P11" style:family="paragraph" style:parent-style-name="Standard">
      <style:text-properties fo:font-weight="normal" officeooo:rsid="003226ba" officeooo:paragraph-rsid="003226ba" style:font-weight-asian="normal" style:font-weight-complex="normal"/>
    </style:style>
    <style:style style:name="P12" style:family="paragraph" style:parent-style-name="Standard">
      <style:text-properties fo:font-weight="normal" officeooo:rsid="00347385" officeooo:paragraph-rsid="00347385" style:font-weight-asian="normal" style:font-weight-complex="normal"/>
    </style:style>
    <style:style style:name="P13" style:family="paragraph" style:parent-style-name="Standard">
      <style:text-properties officeooo:rsid="002614e3" officeooo:paragraph-rsid="002614e3"/>
    </style:style>
    <style:style style:name="P14" style:family="paragraph" style:parent-style-name="Standard">
      <style:text-properties fo:font-size="14pt" style:text-underline-style="solid" style:text-underline-width="auto" style:text-underline-color="font-color" officeooo:rsid="002614e3" officeooo:paragraph-rsid="002614e3" style:font-size-asian="14pt" style:font-size-complex="14pt"/>
    </style:style>
    <style:style style:name="P15" style:family="paragraph" style:parent-style-name="Standard">
      <style:text-properties fo:font-size="14pt" style:text-underline-style="solid" style:text-underline-width="auto" style:text-underline-color="font-color" officeooo:rsid="00126836" officeooo:paragraph-rsid="00126836" style:font-size-asian="14pt" style:font-size-complex="14pt"/>
    </style:style>
    <style:style style:name="P16" style:family="paragraph" style:parent-style-name="Standard">
      <style:text-properties fo:font-size="14pt" fo:font-weight="normal" officeooo:rsid="002e509f" officeooo:paragraph-rsid="002e509f" style:font-size-asian="14pt" style:font-weight-asian="normal" style:font-size-complex="14pt" style:font-weight-complex="normal"/>
    </style:style>
    <style:style style:name="P17" style:family="paragraph" style:parent-style-name="Standard">
      <style:text-properties officeooo:rsid="002720c3" officeooo:paragraph-rsid="002720c3"/>
    </style:style>
    <style:style style:name="P18" style:family="paragraph" style:parent-style-name="Standard">
      <style:text-properties officeooo:rsid="002ae94e" officeooo:paragraph-rsid="002ae94e"/>
    </style:style>
    <style:style style:name="P19" style:family="paragraph" style:parent-style-name="Standard">
      <style:text-properties officeooo:rsid="002e8960" officeooo:paragraph-rsid="002e8960"/>
    </style:style>
    <style:style style:name="P20" style:family="paragraph" style:parent-style-name="Standard">
      <style:text-properties fo:font-weight="normal" officeooo:rsid="002e509f" officeooo:paragraph-rsid="002e509f" style:font-weight-asian="normal" style:font-weight-complex="normal"/>
    </style:style>
    <style:style style:name="P21" style:family="paragraph" style:parent-style-name="Standard">
      <style:text-properties fo:font-weight="normal" officeooo:rsid="002e509f" officeooo:paragraph-rsid="00189a17" style:font-weight-asian="normal" style:font-weight-complex="normal"/>
    </style:style>
    <style:style style:name="P22" style:family="paragraph" style:parent-style-name="Standard">
      <style:text-properties fo:font-weight="normal" officeooo:rsid="002e8960" officeooo:paragraph-rsid="002e8960" style:font-weight-asian="normal" style:font-weight-complex="normal"/>
    </style:style>
    <style:style style:name="P23" style:family="paragraph" style:parent-style-name="Standard">
      <style:text-properties fo:font-weight="normal" officeooo:rsid="002f16d5" officeooo:paragraph-rsid="002f16d5" style:font-weight-asian="normal" style:font-weight-complex="normal"/>
    </style:style>
    <style:style style:name="P24" style:family="paragraph" style:parent-style-name="Standard">
      <style:text-properties fo:font-weight="normal" officeooo:rsid="00306330" officeooo:paragraph-rsid="00306330" style:font-weight-asian="normal" style:font-weight-complex="normal"/>
    </style:style>
    <style:style style:name="P25" style:family="paragraph" style:parent-style-name="Standard">
      <style:text-properties fo:font-weight="normal" officeooo:rsid="00347385" officeooo:paragraph-rsid="0035e2c7" style:font-weight-asian="normal" style:font-weight-complex="normal"/>
    </style:style>
    <style:style style:name="P26" style:family="paragraph" style:parent-style-name="Standard">
      <style:text-properties fo:font-size="14pt" fo:font-weight="normal" officeooo:rsid="002f28ad" officeooo:paragraph-rsid="002f28ad" style:font-size-asian="14pt" style:font-weight-asian="normal" style:font-size-complex="14pt" style:font-weight-complex="normal"/>
    </style:style>
    <style:style style:name="P27" style:family="paragraph" style:parent-style-name="Standard">
      <style:text-properties fo:font-weight="bold" officeooo:rsid="001fbdeb" officeooo:paragraph-rsid="001fbdeb" style:font-weight-asian="bold" style:font-weight-complex="bold"/>
    </style:style>
    <style:style style:name="P28" style:family="paragraph" style:parent-style-name="Standard">
      <style:text-properties fo:font-weight="bold" officeooo:rsid="0037dca8" officeooo:paragraph-rsid="003a34b9" style:font-weight-asian="bold" style:font-weight-complex="bold"/>
    </style:style>
    <style:style style:name="P29" style:family="paragraph" style:parent-style-name="Standard">
      <style:text-properties fo:font-weight="bold" officeooo:rsid="0039253a" officeooo:paragraph-rsid="0039253a" style:font-weight-asian="bold" style:font-weight-complex="bold"/>
    </style:style>
    <style:style style:name="P30" style:family="paragraph" style:parent-style-name="Standard">
      <style:text-properties fo:font-weight="bold" officeooo:rsid="0039253a" officeooo:paragraph-rsid="003a34b9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e509f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8fb4d" style:font-weight-asian="normal" style:font-weight-complex="normal"/>
    </style:style>
    <style:style style:name="T5" style:family="text">
      <style:text-properties fo:font-weight="normal" officeooo:rsid="002e8960" style:font-weight-asian="normal" style:font-weight-complex="normal"/>
    </style:style>
    <style:style style:name="T6" style:family="text">
      <style:text-properties fo:font-weight="normal" officeooo:rsid="00306330" style:font-weight-asian="normal" style:font-weight-complex="normal"/>
    </style:style>
    <style:style style:name="T7" style:family="text">
      <style:text-properties fo:font-weight="normal" officeooo:rsid="003226ba" style:font-weight-asian="normal" style:font-weight-complex="normal"/>
    </style:style>
    <style:style style:name="T8" style:family="text">
      <style:text-properties fo:font-weight="normal" officeooo:rsid="0037dca8" style:font-weight-asian="normal" style:font-weight-complex="normal"/>
    </style:style>
    <style:style style:name="T9" style:family="text">
      <style:text-properties fo:font-weight="normal" officeooo:rsid="003a34b9" style:font-weight-asian="normal" style:font-weight-complex="normal"/>
    </style:style>
    <style:style style:name="T10" style:family="text">
      <style:text-properties fo:background-color="#cccccc" loext:char-shading-value="0"/>
    </style:style>
    <style:style style:name="T11" style:family="text">
      <style:text-properties officeooo:rsid="002c84e2"/>
    </style:style>
    <style:style style:name="T12" style:family="text">
      <style:text-properties officeooo:rsid="002e509f"/>
    </style:style>
    <style:style style:name="T13" style:family="text">
      <style:text-properties officeooo:rsid="002f16d5"/>
    </style:style>
    <style:style style:name="T14" style:family="text">
      <style:text-properties officeooo:rsid="00347385"/>
    </style:style>
    <style:style style:name="T15" style:family="text">
      <style:text-properties officeooo:rsid="0035e2c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kumentacja projektu “Gra w życie”</text:p>
      <text:p text:style-name="P1"/>
      <text:p text:style-name="P1">Damian Kolaska</text:p>
      <text:p text:style-name="P1"/>
      <text:p text:style-name="P14">Instrukcja uzytkowania</text:p>
      <text:p text:style-name="P13">1. Wywolanie programu.</text:p>
      <text:p text:style-name="P13"><text:tab/><text:span text:style-name="T10">./a.out i input_file o output_file d interval</text:span></text:p>
      <text:p text:style-name="P13"><text:tab/><text:tab/>- input_file - nazwa pliku, z ktorego program ma pobrac plansze</text:p>
      <text:p text:style-name="P13"><text:tab/><text:tab/>- output_file - nazwa pliku, w ktorym program ma zapisywac stan planszy</text:p>
      <text:p text:style-name="P13"><text:tab/><text:tab/>- interval - co ile krokow ma zapisywac stan planszy</text:p>
      <text:p text:style-name="P13"><text:tab/>parametry sa opcjonalne!</text:p>
      <text:p text:style-name="P13">2. Zamykanie programu</text:p>
      <text:p text:style-name="P13"><text:tab/>Aby zamknac program nalezy, zatrzymawszy uprzednio symulacje, wcisnac klawisz 'q'.</text:p>
      <text:p text:style-name="P13"><text:tab/>Program zapyta sie nastepnie czy napewno chcemy wyjsc z gry, jesli nie zostanie <text:tab/>uruchomiona nowa gra, w ktorej bedziemy mogli zmienic parametry mapy.</text:p>
      <text:p text:style-name="P1"/>
      <text:p text:style-name="P15">Struktura programu</text:p>
      <text:p text:style-name="P1"><text:span text:style-name="T11"><text:tab/></text:span>- plik <text:span text:style-name="T1">main.c</text:span> – zawiera petle gry</text:p>
      <text:p text:style-name="P17"><text:span text:style-name="T11"><text:tab/></text:span>- plik <text:span text:style-name="T1">menu.c - </text:span><text:span text:style-name="T3">zawiera </text:span><text:span text:style-name="T4">funkcje obslugi interfejsu uzytkownika</text:span></text:p>
      <text:p text:style-name="Standard"><text:span text:style-name="T11"><text:tab/></text:span>- plik <text:span text:style-name="T1">input.c</text:span> – zawiera metody sluzace do pobrania danych od uzytkownika</text:p>
      <text:p text:style-name="P18"><text:span text:style-name="T11"><text:tab/></text:span>- plik <text:span text:style-name="T1">map.c </text:span><text:span text:style-name="T3">- zawiera metody obslugi planszy</text:span></text:p>
      <text:p text:style-name="Standard"/>
      <text:p text:style-name="Standard">ZMIENNE GLOBALNE</text:p>
      <text:p text:style-name="P6"><text:span text:style-name="T11"><text:tab/>volatile </text:span>STOP_FLAG – flaga informujaca program o tym czy uzytkownik zdecydowal sie zatrzymac <text:span text:style-name="T11"><text:tab/><text:tab/></text:span>symulacje</text:p>
      <text:p text:style-name="P6"><text:span text:style-name="T11"><text:tab/></text:span>int w – <text:span text:style-name="T11">szerokosc</text:span> <text:span text:style-name="T11">planszy</text:span></text:p>
      <text:p text:style-name="P8"><text:tab/>int h - wysokosc planszy</text:p>
      <text:p text:style-name="P6"><text:span text:style-name="T11"><text:tab/></text:span>int steps – ilosc krokow symulacji</text:p>
      <text:p text:style-name="P6"><text:span text:style-name="T11"><text:tab/>volatile </text:span>int interval – odstep pomiedzy krokami</text:p>
      <text:p text:style-name="P8"><text:tab/></text:p>
      <text:p text:style-name="P10"><text:tab/>struct Vector - wektor [x, y]</text:p>
      <text:p text:style-name="P9"><text:tab/>Vector * cursor - zmienna przechowujaca aktualna pozycje kursora</text:p>
      <text:p text:style-name="P9"><text:tab/>Vector * anchor - zmienna przechowujaca "punkt zaczepienia" planszy</text:p>
      <text:p text:style-name="P9"><text:tab/></text:p>
      <text:p text:style-name="P9"><text:tab/>char * input_file - wskaznik na obszar w pamieci, w ktorym przechowywana jest nazwa <text:tab/><text:tab/>pliku wejsciowego</text:p>
      <text:p text:style-name="P9"><text:tab/>char * output_file - analogicznie</text:p>
      <text:p text:style-name="P9"><text:tab/>int delta_steps - informacja o tym jak czesto zapisywac dane do pliku</text:p>
      <text:p text:style-name="P9"><text:tab/>char filetype - typ pliku wyjsciowego (.html lub .txt)</text:p>
      <text:p text:style-name="P9"><text:tab/></text:p>
      <text:p text:style-name="P16">MAIN.C</text:p>
      <text:p text:style-name="P20"><text:tab/>FUNKCJE</text:p>
      <text:p text:style-name="P22"><text:tab/><text:tab/>void free_globals() - zwalnia zmienne globalne</text:p>
      <text:p text:style-name="P1"><text:span text:style-name="T2"><text:tab/><text:tab/></text:span><text:span text:style-name="T3">void wait(double msec)</text:span><text:span text:style-name="T1"> </text:span><text:span text:style-name="T3">– czeka ilosc sekund okreslona w parametrze msec</text:span></text:p>
      <text:p text:style-name="P19"><text:span text:style-name="T1"><text:tab/><text:tab/></text:span><text:span text:style-name="T3">void init_vals(char ** map, int argc, char * argv[])</text:span></text:p>
      <text:p text:style-name="P22"><text:tab/><text:tab/><text:tab/>Przyjmuje</text:p>
      <text:p text:style-name="P22"><text:tab/><text:tab/><text:tab/><text:tab/>map - wskaznik podwojny na tablice char</text:p>
      <text:p text:style-name="P22"><text:tab/><text:tab/><text:tab/><text:tab/>argc - liczba argumentow main'a</text:p>
      <text:p text:style-name="P22"><text:tab/><text:tab/><text:tab/><text:tab/>argv - tablica argumentow main'a</text:p>
      <text:p text:style-name="P22"><text:tab/><text:tab/>void init_screen() - inicjalizuje okno i wszelkie parametry z nim zwiazane</text:p>
      <text:p text:style-name="P23"><text:tab/><text:tab/>void dw_output(FILE ** file) - zapytuje uzytkownika czy ten chce wygenerowac plik wyjsciowy</text:p>
      <text:p text:style-name="P23"><text:soft-page-break/><text:tab/><text:tab/>Przyjmuje</text:p>
      <text:p text:style-name="P23"><text:tab/><text:tab/><text:tab/>file - wskaznik do zmiennej plikowej pliku wyjsciowego</text:p>
      <text:p text:style-name="P2"><text:span text:style-name="T12"><text:tab/><text:tab/></text:span><text:span text:style-name="T3">void * game(</text:span><text:span text:style-name="T5">void * map</text:span><text:span text:style-name="T3">) – startuje gre</text:span><text:span text:style-name="T5"> na planszy.</text:span></text:p>
      <text:p text:style-name="P22"><text:tab/><text:tab/><text:tab/>Przyjmuje </text:p>
      <text:p text:style-name="P22"><text:tab/><text:tab/><text:tab/><text:tab/>wskaznik void na tablice char map</text:p>
      <text:p text:style-name="P22"><text:tab/><text:tab/><text:tab/>Zwraca</text:p>
      <text:p text:style-name="P21"><text:tab/><text:tab/><text:tab/><text:tab/>wskaznik NULL</text:p>
      <text:p text:style-name="P7"><text:span text:style-name="T2"><text:tab/><text:tab/></text:span><text:span text:style-name="T12">v</text:span>oid * check_for_stop() - sprawdza czy uzytkownik nie chce zatrzymac symulacji. <text:span text:style-name="T13"><text:tab/><text:tab/><text:tab/></text:span>Zwraca wskaznik NULL.</text:p>
      <text:p text:style-name="P26">INPUT.C</text:p>
      <text:p text:style-name="P3"><text:span text:style-name="T6"><text:tab/>int</text:span><text:span text:style-name="T3"> clear_buffer() - czysci bufor standardowego wejscia</text:span></text:p>
      <text:p text:style-name="P24"><text:tab/><text:tab/>Zwraca</text:p>
      <text:p text:style-name="P24"><text:tab/><text:tab/><text:tab/>1 - jesli bufor byl czysty</text:p>
      <text:p text:style-name="P24"><text:tab/><text:tab/><text:tab/>0 - jesli bufor zawieral znaki rozne od spacji i znaku nowej linii</text:p>
      <text:p text:style-name="P24"><text:tab/>int check_buffer(char * buf, int len)</text:p>
      <text:p text:style-name="P24"><text:tab/><text:tab/>Przyjmuje </text:p>
      <text:p text:style-name="P24"><text:tab/><text:tab/><text:tab/>buf - bufor w postacie tablicy char</text:p>
      <text:p text:style-name="P24"><text:tab/><text:tab/><text:tab/>len - dlugosc bufora</text:p>
      <text:p text:style-name="P24"><text:tab/><text:tab/>Zwraca</text:p>
      <text:p text:style-name="P24"><text:tab/><text:tab/><text:tab/>1 - jesli bufor zawieral prawidlowo zapisana liczbe calkowita</text:p>
      <text:p text:style-name="P24"><text:tab/><text:tab/><text:tab/>0 - w przeciwnym wypadku</text:p>
      <text:p text:style-name="P24"><text:tab/>void get_value(int * val, int min, int max, const char * msg, char * val_name) - pobiera od <text:tab/><text:tab/>uzytkownika wartosc zmiennej val.</text:p>
      <text:p text:style-name="P24"><text:tab/><text:tab/>Przyjmuje</text:p>
      <text:p text:style-name="P24"><text:tab/><text:tab/><text:tab/>val - wskaznik do zmiennej, ktorej wartosc ma pobrac</text:p>
      <text:p text:style-name="P24"><text:tab/><text:tab/><text:tab/>min - wartosc minimalna</text:p>
      <text:p text:style-name="P24"><text:tab/><text:tab/><text:tab/>max - wartosc maksymalna</text:p>
      <text:p text:style-name="P24"><text:tab/><text:tab/><text:tab/>msg - wiadomosc, ktora nalezy wyswietlic w przypadku podania <text:tab/><text:tab/><text:tab/><text:tab/><text:tab/><text:tab/>nieprawidlowej wartosci</text:p>
      <text:p text:style-name="P24"><text:tab/><text:tab/><text:tab/>val_name - nazwa zmiennej<text:tab/><text:tab/></text:p>
      <text:p text:style-name="P11"><text:tab/>int ask(const char * question) - zadaje pytanie typu (T/N)</text:p>
      <text:p text:style-name="P11"><text:tab/><text:tab/>Przyjmuje</text:p>
      <text:p text:style-name="P11"><text:tab/><text:tab/><text:tab/>question - tresc pytania</text:p>
      <text:p text:style-name="P11"><text:tab/>void parse_args(int argc, char * argv[]) - analizuje argumenty podane przy wywolaniu <text:tab/><text:tab/><text:tab/>programu</text:p>
      <text:p text:style-name="P11"><text:tab/>void get_int_from_file(FILE * file, int * val, int len, int min, int max, const char * msg_nn, <text:tab/><text:tab/>const char * msg_tl, char * val_name) - pobiera zmienna typu int z pliku</text:p>
      <text:p text:style-name="P11"><text:tab/><text:tab/>Przyjmuje</text:p>
      <text:p text:style-name="P11"><text:tab/><text:tab/><text:tab/>msg_nn - wiadomosc, ktora nalezy wyswietlic jezeli zmienna okaze sie nie <text:tab/><text:tab/><text:tab/><text:tab/>byc liczba</text:p>
      <text:p text:style-name="P11"><text:tab/><text:tab/><text:tab/>msg_tl - jezeli zmienna bedzie zbyt duza</text:p>
      <text:p text:style-name="P11"><text:tab/>void get_map<text:span text:style-name="T14">(FILE * file, const char * map) - pobiera plansze z pliku</text:span></text:p>
      <text:p text:style-name="P12"><text:tab/><text:tab/>Przyjmuje</text:p>
      <text:p text:style-name="P12"><text:tab/><text:tab/><text:tab/>file - plik, z ktorego nalezy wczytac mape</text:p>
      <text:p text:style-name="P25"><text:tab/><text:tab/><text:tab/>mode - tryb otwarcia plik<text:span text:style-name="T15">u</text:span><text:tab/></text:p>
      <text:p text:style-name="P25"><text:span text:style-name="T15"><text:tab/>void open_file(FILE ** file, const char * mode) - otwiera plik w trybie 'mode'</text:span></text:p>
      <text:p text:style-name="P25"><text:span text:style-name="T15"><text:tab/><text:tab/>Przyjmuje </text:span></text:p>
      <text:p text:style-name="P25"><text:span text:style-name="T15"><text:tab/><text:tab/><text:tab/>file - plik do otwarcia</text:span></text:p>
      <text:p text:style-name="P25"><text:span text:style-name="T15"><text:tab/><text:tab/><text:tab/>mode - tryb otwarcia pliku</text:span><text:tab/></text:p>
      <text:p text:style-name="P27"><text:span text:style-name="T7"><text:tab/></text:span><text:span text:style-name="T3">void get_game_values(</text:span><text:span text:style-name="T8">char ** map, int argc, char * argv[]</text:span><text:span text:style-name="T3">)</text:span> – <text:span text:style-name="T8">pyta uzytkownika czy ten chce pobrac dane z pliku. Jesli nie uzytkownik powiniem wprowadzic je recznie.</text:span></text:p>
      <text:p text:style-name="P27"><text:span text:style-name="T8"/></text:p>
      <text:p text:style-name="P29"><text:soft-page-break/><text:span text:style-name="T3"><text:tab/>int check_extension(char * filename) - sprawdza rozszerzenie pliku 'filename'</text:span></text:p>
      <text:p text:style-name="P29"><text:span text:style-name="T3"><text:tab/><text:tab/>Zwraca </text:span></text:p>
      <text:p text:style-name="P29"><text:span text:style-name="T3"><text:tab/><text:tab/><text:tab/>1 - jesli rozszerzenie bylo poprawne (.txt, .html)</text:span></text:p>
      <text:p text:style-name="P29"><text:span text:style-name="T3"><text:tab/><text:tab/><text:tab/>0 - w przeciwnym wypadku</text:span></text:p>
      <text:p text:style-name="P29"><text:span text:style-name="T3">MENU.C</text:span></text:p>
      <text:p text:style-name="P29"><text:span text:style-name="T3"><text:tab/>void print_menu(int if_restart) - wyswietla menu tekstowe</text:span></text:p>
      <text:p text:style-name="P29"><text:span text:style-name="T3"><text:tab/><text:tab/>Przyjmuje </text:span></text:p>
      <text:p text:style-name="P29"><text:span text:style-name="T3"><text:tab/><text:tab/><text:tab/>if_restart - flaga informujaca o tym jaki typ menu wyswietlic</text:span></text:p>
      <text:p text:style-name="P29"><text:span text:style-name="T3"><text:tab/>void move_cursor(int c) - przesuwa kursor</text:span></text:p>
      <text:p text:style-name="P29"><text:span text:style-name="T3"><text:tab/><text:tab/>Przyjmuje </text:span></text:p>
      <text:p text:style-name="P29"><text:span text:style-name="T3"><text:tab/><text:tab/><text:tab/>c - znak z klawiatury</text:span></text:p>
      <text:p text:style-name="P29"><text:span text:style-name="T3"><text:tab/>int menu(char * map) - wyswietla plansze wraz z menu tekstowym</text:span></text:p>
      <text:p text:style-name="P29"><text:span text:style-name="T3"><text:tab/><text:tab/>Zwraca</text:span></text:p>
      <text:p text:style-name="P29"><text:span text:style-name="T3"><text:tab/><text:tab/><text:tab/>1 - jesli uzytkownik zdecydowal sie rozpoczac gre</text:span></text:p>
      <text:p text:style-name="P30"><text:span text:style-name="T3"><text:tab/><text:tab/><text:tab/>0 - w przeciwnym wypadku</text:span></text:p>
      <text:p text:style-name="P30"><text:span text:style-name="T9"><text:tab/></text:span><text:span text:style-name="T8"><text:tab/></text:span></text:p>
      <text:p text:style-name="P28"><text:span text:style-name="T9">MAP.C</text:span></text:p>
      <text:p text:style-name="P28"><text:span text:style-name="T9"><text:tab/>void map_randomize(char * map, int len) - losuje rozmieszczenie komorek na planszy</text:span></text:p>
      <text:p text:style-name="P28"><text:span text:style-name="T9"><text:tab/>void map_update(char * map) - aktualizuje plansze (bez obramowania)</text:span></text:p>
      <text:p text:style-name="P28"><text:span text:style-name="T9"><text:tab/>void map_draw(char * map) - aktualizuje calosc planszy</text:span></text:p>
      <text:p text:style-name="P28"><text:span text:style-name="T9"><text:tab/>void save_to_html(FILE * file, char * map) - zapisuje stan planszy do pliku html</text:span></text:p>
      <text:p text:style-name="P28"><text:span text:style-name="T9"><text:tab/>void save_to_txt(FILE * file, char * map) - zapisuje stan planszy do pliku txt</text:span></text:p>
      <text:p text:style-name="P28"><text:span text:style-name="T9"><text:tab/>void simulate(char * map) - symuluje jedna ture gry</text:span></text:p>
      <text:p text:style-name="P28"><text:span text:style-name="T9"><text:tab/></text:span><text:span text:style-name="T3"><text:tab/><text:tab/></text:span></text:p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12:09:23.755278006</meta:creation-date>
    <dc:date>2018-12-10T14:53:34.548753010</dc:date>
    <meta:editing-duration>PT2H9M8S</meta:editing-duration>
    <meta:editing-cycles>31</meta:editing-cycles>
    <meta:generator>LibreOffice/6.0.6.2$Linux_X86_64 LibreOffice_project/00m0$Build-2</meta:generator>
    <meta:document-statistic meta:table-count="0" meta:image-count="0" meta:object-count="0" meta:page-count="3" meta:paragraph-count="112" meta:word-count="758" meta:character-count="5004" meta:non-whitespace-character-count="4111"/>
  </office:meta>
</office:document-meta>
</file>